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28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9933"/>
    </style:style>
    <style:style style:name="P4" style:family="paragraph">
      <loext:graphic-properties draw:fill-color="#ffffff"/>
      <style:paragraph-properties fo:text-align="center"/>
      <style:text-properties fo:color="#009933"/>
    </style:style>
    <style:style style:name="P5" style:family="paragraph">
      <style:paragraph-properties fo:text-align="center"/>
      <style:text-properties fo:color="#ff3333"/>
    </style:style>
    <style:style style:name="P6" style:family="paragraph">
      <loext:graphic-properties draw:fill-color="#ffffff"/>
      <style:paragraph-properties fo:text-align="center"/>
      <style:text-properties fo:color="#ff3333"/>
    </style:style>
    <style:style style:name="P7" style:family="paragraph">
      <loext:graphic-properties draw:fill-color="#ffffff"/>
    </style:style>
    <style:style style:name="T1" style:family="text">
      <style:text-properties fo:color="#009933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4.517cm" svg:x="1.016cm" svg:y="1.016cm">
          <draw:text-box>
            <text:p><text:span text:style-name="T1">00:04.0 PCI bridge: Red Hat, Inc. QEMU PCI-PCI bridge</text:span></text:p>
            <text:p><text:span text:style-name="T1">00:05.0 PCI bridge: Red Hat, Inc. QEMU PCI-PCI bridge</text:span></text:p>
            <text:p><text:span text:style-name="T2">01:03.0 Ethernet controller: Intel Corporation 82540EM Gigabit Ethernet Controller (rev 03)</text:span></text:p>
            <text:p><text:span text:style-name="T2">02:03.0 Ethernet controller: Intel Corporation 82540EM Gigabit Ethernet Controller (rev 03)</text:span></text:p>
            <text:p><text:span text:style-name="T2">02:04.0 Ethernet controller: Intel Corporation 82540EM Gigabit Ethernet Controller (rev 03)</text:span></text:p>
          </draw:text-box>
        </draw:frame>
        <draw:frame draw:style-name="gr2" draw:text-style-name="P1" draw:layer="layout" svg:width="12.7cm" svg:height="7.361cm" svg:x="1.27cm" svg:y="8.128cm">
          <draw:text-box>
            <text:p># lspci -t</text:p>
            <text:p>-[0000:00]-+-00.0</text:p>
            <text:p><text:s text:c="17"/>+-01.0</text:p>
            <text:p><text:s text:c="17"/>+-01.1</text:p>
            <text:p><text:s text:c="17"/>+-01.3</text:p>
            <text:p><text:s text:c="17"/>+-02.0</text:p>
            <text:p><text:s text:c="17"/>+-03.0</text:p>
            <text:p><text:s text:c="17"/>+-04.0-[01]----03.0</text:p>
            <text:p><text:s text:c="18"/>\-05.0-[02]--+-03.0</text:p>
            <text:p><text:s text:c="37"/>\-04.0</text:p>
          </draw:text-box>
        </draw:frame>
        <draw:line draw:style-name="gr3" draw:text-style-name="P2" draw:layer="layout" svg:x1="21.336cm" svg:y1="6.236cm" svg:x2="21.336cm" svg:y2="7.76cm">
          <text:p/>
        </draw:line>
        <draw:line draw:style-name="gr3" draw:text-style-name="P2" draw:layer="layout" svg:x1="14.732cm" svg:y1="7.776cm" svg:x2="28.956cm" svg:y2="7.776cm">
          <text:p/>
        </draw:line>
        <draw:custom-shape draw:style-name="gr4" draw:text-style-name="P4" draw:layer="layout" svg:width="4.064cm" svg:height="1.778cm" svg:x="15.404cm" svg:y="8.658cm">
          <text:p text:style-name="P3"><text:span text:style-name="T1">PCI bridge</text:span></text:p>
          <text:p text:style-name="P3"><text:span text:style-name="T1">00:04.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1.778cm" svg:x="24.104cm" svg:y="8.658cm">
          <text:p text:style-name="P3"><text:span text:style-name="T1">PCI bridge</text:span></text:p>
          <text:p text:style-name="P3"><text:span text:style-name="T1">00:05.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8cm" svg:y1="10.436cm" svg:x2="17.78cm" svg:y2="12.078cm">
          <text:p/>
        </draw:line>
        <draw:line draw:style-name="gr3" draw:text-style-name="P2" draw:layer="layout" svg:x1="26.18cm" svg:y1="10.436cm" svg:x2="26.18cm" svg:y2="12.078cm">
          <text:p/>
        </draw:line>
        <draw:line draw:style-name="gr3" draw:text-style-name="P2" draw:layer="layout" svg:x1="12.954cm" svg:y1="12.132cm" svg:x2="20.828cm" svg:y2="12.132cm">
          <text:p/>
        </draw:line>
        <draw:line draw:style-name="gr3" draw:text-style-name="P2" draw:layer="layout" svg:x1="23.254cm" svg:y1="12.132cm" svg:x2="31.128cm" svg:y2="12.132cm">
          <text:p/>
        </draw:line>
        <draw:line draw:style-name="gr3" draw:text-style-name="P2" draw:layer="layout" svg:x1="16.524cm" svg:y1="12.132cm" svg:x2="16.524cm" svg:y2="13.486cm">
          <text:p/>
        </draw:line>
        <draw:line draw:style-name="gr3" draw:text-style-name="P2" draw:layer="layout" svg:x1="24.324cm" svg:y1="12.132cm" svg:x2="24.324cm" svg:y2="13.486cm">
          <text:p/>
        </draw:line>
        <draw:line draw:style-name="gr3" draw:text-style-name="P2" draw:layer="layout" svg:x1="28.824cm" svg:y1="12.132cm" svg:x2="28.824cm" svg:y2="13.486cm">
          <text:p/>
        </draw:line>
        <draw:custom-shape draw:style-name="gr4" draw:text-style-name="P6" draw:layer="layout" svg:width="4.064cm" svg:height="1.778cm" svg:x="14.504cm" svg:y="13.458cm">
          <text:p text:style-name="P5"><text:span text:style-name="T2">Ethernet</text:span></text:p>
          <text:p text:style-name="P5"><text:span text:style-name="T2">01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778cm" svg:x="22.404cm" svg:y="13.458cm">
          <text:p text:style-name="P5"><text:span text:style-name="T2">Ethernet</text:span></text:p>
          <text:p text:style-name="P5"><text:span text:style-name="T2">02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778cm" svg:x="27.104cm" svg:y="13.458cm">
          <text:p text:style-name="P5"><text:span text:style-name="T2">Ethernet</text:span></text:p>
          <text:p text:style-name="P5"><text:span text:style-name="T2">02:04.0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526cm" svg:y1="7.776cm" svg:x2="17.526cm" svg:y2="8.658cm">
          <text:p/>
        </draw:line>
        <draw:line draw:style-name="gr3" draw:text-style-name="P2" draw:layer="layout" svg:x1="26.126cm" svg:y1="7.776cm" svg:x2="26.126cm" svg:y2="8.658cm">
          <text:p/>
        </draw:line>
        <draw:frame draw:style-name="gr5" draw:text-style-name="P1" draw:layer="layout" svg:width="4.621cm" svg:height="0.962cm" svg:x="11.7cm" svg:y="11.076cm">
          <draw:text-box>
            <text:p>secondary bus</text:p>
          </draw:text-box>
        </draw:frame>
        <draw:frame draw:style-name="gr5" draw:text-style-name="P1" draw:layer="layout" svg:width="4.621cm" svg:height="0.962cm" svg:x="27.101cm" svg:y="11.076cm">
          <draw:text-box>
            <text:p>secondary bus</text:p>
          </draw:text-box>
        </draw:frame>
        <draw:frame draw:style-name="gr5" draw:text-style-name="P1" draw:layer="layout" svg:width="2.792cm" svg:height="0.962cm" svg:x="21.902cm" svg:y="6.376cm">
          <draw:text-box>
            <text:p>root bus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2T15:26:44.316597855</dc:date>
    <meta:editing-duration>PT2H33M34S</meta:editing-duration>
    <meta:editing-cycles>189</meta:editing-cycles>
    <meta:generator>LibreOffice/5.1.6.2$Linux_X86_64 LibreOffice_project/10m0$Build-2</meta:generator>
    <meta:document-statistic meta:object-count="44"/>
  </office:meta>
</office:document-meta>
</file>